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pvotes</text:p>
          </table:table-cell>
          <table:table-cell office:value-type="string" calcext:value-type="string">
            <text:p>downvot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INT NOT NULL AUTO_INCREMENT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DATETIME</text:p>
          </table:table-cell>
          <table:table-cell table:number-columns-repeated="2" office:value-type="string" calcext:value-type="string">
            <text:p>VARCHAR(255)</text:p>
          </table:table-cell>
          <table:table-cell office:value-type="string" calcext:value-type="string">
            <text:p>INT UNSIGN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ariaDB [livelafyak]&gt; CREATE TABLE llytable(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ID INT NOT NULL AUTO_INCREMEN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text TEXT NOT NULL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upvotes INT NOT NULL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downvotes INT NOT NULL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timestamp DATETIME NOT NULL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uuid VARCHAR(25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device VARCHAR(25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ip INT UNSIGNED NOT NULL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PRIMARY KEY (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-&gt; );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0:50:37.659400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7:50:46.080591997</meta:creation-date>
    <dc:date>2020-01-17T01:14:07.860475316</dc:date>
    <meta:editing-duration>PT15M35S</meta:editing-duration>
    <meta:editing-cycles>3</meta:editing-cycles>
    <meta:generator>LibreOffice/6.3.4.2$Linux_X86_64 LibreOffice_project/30$Build-2</meta:generator>
    <meta:document-statistic meta:table-count="1" meta:cell-count="27" meta:object-count="0"/>
  </office:meta>
</office:document-meta>
</file>